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nry Mason <text:s text:c="32"/>Candidate Number: 3634 <text:s text:c="29"/>centre number: 22151</text:p>
      <text:p text:style-name="Standard"/>
      <text:p text:style-name="Standard"/>
      <text:p text:style-name="Standard">1.4.<text:tab/> <text:s text:c="2"/>Section Appendix</text:p>
      <text:p text:style-name="Standard"/>
      <text:p text:style-name="Standard"><text:tab/> <text:s text:c="2"/>Questionnaire</text:p>
      <text:list xml:id="list788544468222734765" text:style-name="L1">
        <text:list-item>
          <text:p text:style-name="P1">please give a brief description of your job Title? <text:s text:c="39"/></text:p>
          <text:p text:style-name="P1"/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text:p text:style-name="P1"/>
        </text:list-item>
        <text:list-item>
          <text:p text:style-name="P1">please give an explanation on what computer programs you currently use?</text:p>
          <text:p text:style-name="P1"/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/text:p>
          <text:p text:style-name="P1"><text:s/></text:p>
        </text:list-item>
        <text:list-item>
          <text:p text:style-name="P1">with the current system in use at the moment,(if any), have you found any problems?</text:p>
          <text:p text:style-name="P1"/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/text:p>
          <text:p text:style-name="P1"><text:s/></text:p>
        </text:list-item>
        <text:list-item>
          <text:p text:style-name="P1">what would you like the program to do?, what are the main function of your current computer program?</text:p>
        </text:list-item>
      </text:list>
      <text:p text:style-name="Standard"/>
      <text:list xml:id="list35672886" text:continue-numbering="true" text:style-name="L1">
        <text:list-header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/text:p>
          <text:p text:style-name="P1"><text:s/></text:p>
        </text:list-header>
        <text:list-item>
          <text:p text:style-name="P1">how much computer usage do you have both inside and outside of your worklife?</text:p>
          <text:p text:style-name="P1"/>
          <text:p text:style-name="P1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/text:p>
          <text:p text:style-name="P1"><text:s/></text:p>
        </text:list-item>
      </text:list>
      <text:p text:style-name="Standard"/>
      <text:p text:style-name="Standard">The client confirms that this information is accurate: <text:s text:c="38"/>dat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3:29:29.927000000</meta:creation-date>
    <dc:date>2014-10-24T15:52:08.35</dc:date>
    <meta:editing-duration>PT1H3M45S</meta:editing-duration>
    <meta:editing-cycles>2</meta:editing-cycles>
    <meta:generator>OpenOffice/4.0.0$Win32 OpenOffice.org_project/400m3$Build-9702</meta:generator>
    <meta:printed-by>henry mason</meta:printed-by>
    <meta:print-date>2014-10-24T15:30:30.32</meta:print-date>
    <meta:document-statistic meta:table-count="0" meta:image-count="0" meta:object-count="0" meta:page-count="1" meta:paragraph-count="18" meta:word-count="103" meta:character-count="2900"/>
    <dc:creator>henry mason</dc:creator>
  </office:meta>
</office:document-meta>
</file>